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0000002731B63342A9CDA7522.jpg" manifest:media-type="image/jpeg"/>
  <manifest:file-entry manifest:full-path="Pictures/1000000000000456000002718282ABBBB6A530CF.jpg" manifest:media-type="image/jpeg"/>
  <manifest:file-entry manifest:full-path="Pictures/100000000000045600000273A0489FDBD9FE4799.jpg" manifest:media-type="image/jpeg"/>
  <manifest:file-entry manifest:full-path="Pictures/100000000000045B0000027B3E67C0C204633065.jpg" manifest:media-type="image/jpeg"/>
  <manifest:file-entry manifest:full-path="Pictures/1000000000000458000002701906ECF0943CF46D.jpg" manifest:media-type="image/jpeg"/>
  <manifest:file-entry manifest:full-path="Pictures/1000000000000457000002725884B63B131A78DA.jpg" manifest:media-type="image/jpeg"/>
  <manifest:file-entry manifest:full-path="Pictures/10000000000004540000027024DB3D4F3C03E5AA.jpg" manifest:media-type="image/jpeg"/>
  <manifest:file-entry manifest:full-path="Pictures/100000000000045500000272BAD43831540513E2.jpg" manifest:media-type="image/jpeg"/>
  <manifest:file-entry manifest:full-path="Pictures/10000000000004580000026E8D2BFD8DEE68D99D.jpg" manifest:media-type="image/jpeg"/>
  <manifest:file-entry manifest:full-path="Pictures/100000000000044F000002737B7347031111FD5D.jpg" manifest:media-type="image/jpeg"/>
  <manifest:file-entry manifest:full-path="Pictures/100000000000045500000272410FD5BCC1A9D0EB.jpg" manifest:media-type="image/jpeg"/>
  <manifest:file-entry manifest:full-path="Pictures/1000000000000456000002754E3AC3E58E360C59.jpg" manifest:media-type="image/jpeg"/>
  <manifest:file-entry manifest:full-path="Pictures/1000000000000455000002711B1989F956EDD9B4.jpg" manifest:media-type="image/jpeg"/>
  <manifest:file-entry manifest:full-path="Pictures/10000000000004550000027159D32ED2134B33A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377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5.902cm" svg:x="0cm" svg:y="0cm">
          <draw:image xlink:href="Pictures/1000000000000450000002731B63342A9CDA752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1" draw:layer="layout" svg:width="28.116cm" svg:height="16.001cm" svg:x="0.007cm" svg:y="-0.251cm">
          <draw:image xlink:href="Pictures/100000000000045B0000027B3E67C0C204633065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8.034cm" svg:height="15.921cm" svg:x="0cm" svg:y="-0.002cm">
          <draw:image xlink:href="Pictures/1000000000000450000002731B63342A9CDA752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8.419cm" svg:height="16.013cm" svg:x="0cm" svg:y="-0.011cm">
          <draw:image xlink:href="Pictures/1000000000000457000002725884B63B131A78D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8.055cm" svg:height="15.847cm" svg:x="0.055cm" svg:y="0cm">
          <draw:image xlink:href="Pictures/100000000000045600000273A0489FDBD9FE479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8.034cm" svg:height="15.921cm" svg:x="0cm" svg:y="-0.071cm">
          <draw:image xlink:href="Pictures/1000000000000450000002731B63342A9CDA752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8.119cm" svg:height="15.873cm" svg:x="0cm" svg:y="-0.026cm">
          <draw:image xlink:href="Pictures/100000000000045500000272BAD43831540513E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8.034cm" svg:height="15.921cm" svg:x="0cm" svg:y="-0.074cm">
          <draw:image xlink:href="Pictures/1000000000000450000002731B63342A9CDA752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8.062cm" svg:height="15.799cm" svg:x="0cm" svg:y="0.014cm" presentation:class="graphic" presentation:user-transformed="true">
          <draw:image xlink:href="Pictures/1000000000000456000002718282ABBBB6A530C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8.151cm" svg:height="15.854cm" svg:x="0cm" svg:y="-0.007cm">
          <draw:image xlink:href="Pictures/10000000000004540000027024DB3D4F3C03E5A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8.022cm" svg:height="15.929cm" svg:x="0cm" svg:y="-0.082cm">
          <draw:image xlink:href="Pictures/100000000000044F000002737B7347031111FD5D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8.168cm" svg:height="15.755cm" svg:x="0cm" svg:y="0.048cm">
          <draw:image xlink:href="Pictures/10000000000004580000026E8D2BFD8DEE68D99D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8.119cm" svg:height="15.873cm" svg:x="0cm" svg:y="-0.026cm">
          <draw:image xlink:href="Pictures/100000000000045500000272410FD5BCC1A9D0EB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8.204cm" svg:height="15.982cm" svg:x="0cm" svg:y="-0.135cm">
          <draw:image xlink:href="Pictures/1000000000000456000002754E3AC3E58E360C5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8.173cm" svg:height="16cm" svg:x="0cm" svg:y="-0.153cm">
          <draw:image xlink:href="Pictures/1000000000000450000002731B63342A9CDA752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8.281cm" svg:height="15.938cm" svg:x="0cm" svg:y="-0.091cm">
          <draw:image xlink:href="Pictures/1000000000000455000002711B1989F956EDD9B4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8.281cm" svg:height="15.938cm" svg:x="0cm" svg:y="-0.091cm">
          <draw:image xlink:href="Pictures/10000000000004550000027159D32ED2134B33A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8.307cm" svg:height="15.884cm" svg:x="0cm" svg:y="-0.056cm">
          <draw:image xlink:href="Pictures/1000000000000458000002701906ECF0943CF46D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73cm" svg:height="16cm" svg:x="0cm" svg:y="-0.153cm">
          <draw:image xlink:href="Pictures/1000000000000450000002731B63342A9CDA752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5.2$Windows_X86_64 LibreOffice_project/54c8cbb85f300ac59db32fe8a675ff7683cd5a16</meta:generator>
    <dc:date>2018-11-16T21:13:36.430000000</dc:date>
    <meta:editing-duration>PT6H42M58S</meta:editing-duration>
    <meta:editing-cycles>1</meta:editing-cycles>
    <meta:document-statistic meta:object-count="83"/>
  </office:meta>
</office:document-meta>
</file>